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7.727cm" fo:margin-left="-0.206cm" fo:margin-top="0cm" fo:margin-bottom="0cm" table:align="left"/>
    </style:style>
    <style:style style:name="Table1.A" style:family="table-column">
      <style:table-column-properties style:column-width="7.354cm"/>
    </style:style>
    <style:style style:name="Table1.B" style:family="table-column">
      <style:table-column-properties style:column-width="10.37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49cm" fo:border="1pt solid #000001"/>
    </style:style>
    <style:style style:name="Table1.A5" style:family="table-cell">
      <style:table-cell-properties style:vertical-align="middle" fo:padding="0.049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.499cm" style:contextual-spacing="false" fo:line-height="100%" fo:text-align="start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26f5df" officeooo:paragraph-rsid="0029bbea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2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3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4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5" style:family="paragraph" style:parent-style-name="Standard">
      <style:paragraph-properties fo:margin-top="0cm" fo:margin-bottom="0.499cm" style:contextual-spacing="false" fo:line-height="100%"/>
      <style:text-properties style:font-name="Liberation Serif" fo:font-size="12pt" style:font-size-asian="12pt" style:font-size-complex="12pt"/>
    </style:style>
    <style:style style:name="P6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8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style:font-name="Liberation Mono"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11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62b0b7" style:font-name-asian="Times New Roman2" style:font-size-asian="12pt" style:font-style-asian="normal" style:font-weight-asian="normal" style:font-name-complex="Times New Roman2" style:font-size-complex="12pt"/>
    </style:style>
    <style:style style:name="P12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96ded" style:font-name-asian="Times New Roman2" style:font-size-asian="12pt" style:font-style-asian="normal" style:font-weight-asian="normal" style:font-name-complex="Times New Roman2" style:font-size-complex="12pt"/>
    </style:style>
    <style:style style:name="P13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72e93" officeooo:paragraph-rsid="00172e93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429946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468474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4d904f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9246a6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110922b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127a051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rsid="0055b4d6" officeooo:paragraph-rsid="0055b4d6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fo:font-weight="normal" officeooo:paragraph-rsid="0026f5d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Mono" fo:font-size="12pt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196ded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officeooo:paragraph-rsid="00b1db00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officeooo:paragraph-rsid="009246a6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officeooo:paragraph-rsid="0045dda0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officeooo:rsid="0110922b" officeooo:paragraph-rsid="0110922b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fo:font-weight="bold" officeooo:rsid="005aedb9" officeooo:paragraph-rsid="005aedb9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fo:font-weight="normal" officeooo:rsid="006d4785" officeooo:paragraph-rsid="006d478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aedb9" officeooo:paragraph-rsid="005aedb9" style:font-name-asian="Times New Roman2" style:font-size-asian="12pt" style:font-style-asian="normal" style:font-weight-asian="normal" style:font-name-complex="Times New Roman2" style:font-size-complex="12pt"/>
    </style:style>
    <style:style style:name="P32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33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ad8fd4" style:font-name-asian="Times New Roman2" style:font-size-asian="12pt" style:font-style-asian="normal" style:font-weight-asian="normal" style:font-name-complex="Times New Roman2" style:font-size-complex="12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71176e" style:font-name-asian="Times New Roman2" style:font-size-asian="12pt" style:font-style-asian="normal" style:font-weight-asian="normal" style:font-name-complex="Times New Roman2" style:font-size-complex="12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b83a2b" style:font-name-asian="Times New Roman2" style:font-size-asian="12pt" style:font-style-asian="normal" style:font-weight-asian="normal" style:font-name-complex="Times New Roman2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a02fd" officeooo:paragraph-rsid="001a02fd" style:font-name-asian="Times New Roman2" style:font-size-asian="12pt" style:font-style-asian="normal" style:font-weight-asian="normal" style:font-name-complex="Times New Roman2" style:font-size-complex="12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a02fd" officeooo:paragraph-rsid="001cb1a0" style:font-name-asian="Times New Roman2" style:font-size-asian="12pt" style:font-style-asian="normal" style:font-weight-asian="normal" style:font-name-complex="Times New Roman2" style:font-size-complex="12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a02fd" officeooo:paragraph-rsid="0071176e" style:font-name-asian="Times New Roman2" style:font-size-asian="12pt" style:font-style-asian="normal" style:font-weight-asian="normal" style:font-name-complex="Times New Roman2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a02fd" officeooo:paragraph-rsid="0062b0b7" style:font-name-asian="Times New Roman2" style:font-size-asian="12pt" style:font-style-asian="normal" style:font-weight-asian="normal" style:font-name-complex="Times New Roman2" style:font-size-complex="12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a02fd" officeooo:paragraph-rsid="0063e271" style:font-name-asian="Times New Roman2" style:font-size-asian="12pt" style:font-style-asian="normal" style:font-weight-asian="normal" style:font-name-complex="Times New Roman2" style:font-size-complex="12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b3bb97" officeooo:paragraph-rsid="00b3bb97" style:font-name-asian="Times New Roman2" style:font-size-asian="12pt" style:font-style-asian="normal" style:font-weight-asian="normal" style:font-name-complex="Times New Roman2" style:font-size-complex="12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Mono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Mono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style:font-size-asian="12pt" style:font-size-complex="12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41207c" style:font-size-asian="12pt" style:font-size-complex="12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42fca5" style:font-size-asian="12pt" style:font-size-complex="12pt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4384ec" style:font-size-asian="12pt" style:font-size-complex="12pt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489090" style:font-size-asian="12pt" style:font-size-complex="12pt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fc5bda" style:font-size-asian="12pt" style:font-size-complex="12pt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125df4c" style:font-size-asian="12pt" style:font-size-complex="12pt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/>
      <style:text-properties style:font-name="Liberation Serif" fo:font-size="12pt" style:font-size-asian="12pt" style:font-size-complex="12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rsid="01053247" officeooo:paragraph-rsid="01053247" style:font-size-asian="12pt" style:font-size-complex="12pt"/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172e93" style:font-size-asian="12pt" style:font-size-complex="12pt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5e32b" style:font-name-asian="Times New Roman2" style:font-size-asian="12pt" style:font-style-asian="normal" style:font-weight-asian="normal" style:font-name-complex="Times New Roman2" style:font-size-complex="12pt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a02fd" officeooo:paragraph-rsid="001a02fd" style:font-name-asian="Times New Roman2" style:font-size-asian="12pt" style:font-style-asian="normal" style:font-weight-asian="normal" style:font-name-complex="Times New Roman2" style:font-size-complex="12pt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71176e" style:font-name-asian="Times New Roman2" style:font-size-asian="12pt" style:font-style-asian="normal" style:font-weight-asian="normal" style:font-name-complex="Times New Roman2" style:font-size-complex="12pt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41207c" style:font-name-asian="Times New Roman2" style:font-size-asian="12pt" style:font-style-asian="normal" style:font-weight-asian="normal" style:font-name-complex="Times New Roman2" style:font-size-complex="12pt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b83a2b" style:font-name-asian="Times New Roman2" style:font-size-asian="12pt" style:font-style-asian="normal" style:font-weight-asian="normal" style:font-name-complex="Times New Roman2" style:font-size-complex="12pt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b3bb97" style:font-name-asian="Times New Roman2" style:font-size-asian="12pt" style:font-style-asian="normal" style:font-weight-asian="normal" style:font-name-complex="Times New Roman2" style:font-size-complex="12pt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Mono" fo:font-size="12pt" fo:font-style="normal" style:text-underline-style="none" fo:font-weight="bold" officeooo:paragraph-rsid="00fd2d51" style:font-name-asian="Times New Roman2" style:font-size-asian="12pt" style:font-style-asian="normal" style:font-weight-asian="bold" style:font-name-complex="Times New Roman2" style:font-size-complex="12pt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officeooo:paragraph-rsid="0125df4c" style:font-size-asian="12pt" style:font-size-complex="12pt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officeooo:rsid="0107b752" officeooo:paragraph-rsid="0107b752" style:font-size-asian="12pt" style:font-size-complex="12pt"/>
    </style:style>
    <style:style style:name="P6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15e32b" style:font-size-asian="12pt" style:font-size-complex="12pt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keep-with-next="auto">
        <style:background-image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a02fd" officeooo:paragraph-rsid="001bf580" fo:background-color="#ffffff" style:font-name-asian="Times New Roman2" style:font-size-asian="12pt" style:font-style-asian="normal" style:font-weight-asian="normal" style:font-name-complex="Times New Roman2" style:font-size-complex="12pt"/>
    </style:style>
    <style:style style:name="P70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71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/>
    </style:style>
    <style:style style:name="P72" style:family="paragraph" style:parent-style-name="Standard">
      <style:paragraph-properties fo:margin-top="0cm" fo:margin-bottom="0cm" style:contextual-spacing="false"/>
      <style:text-properties style:font-name="Liberation Serif"/>
    </style:style>
    <style:style style:name="P73" style:family="paragraph" style:parent-style-name="Standard">
      <style:paragraph-properties fo:margin-top="0cm" fo:margin-bottom="0cm" style:contextual-spacing="false"/>
      <style:text-properties style:font-name="Liberation Serif" fo:font-size="12pt" style:font-size-asian="12pt" style:font-size-complex="12pt"/>
    </style:style>
    <style:style style:name="P74" style:family="paragraph" style:parent-style-name="Standard">
      <style:paragraph-properties fo:margin-top="0cm" fo:margin-bottom="0cm" style:contextual-spacing="false"/>
      <style:text-properties style:font-name="Liberation Serif" fo:font-size="12pt" officeooo:paragraph-rsid="00728e69" style:font-size-asian="12pt" style:font-size-complex="12pt"/>
    </style:style>
    <style:style style:name="P75" style:family="paragraph" style:parent-style-name="Standard">
      <style:paragraph-properties fo:margin-top="0cm" fo:margin-bottom="0cm" style:contextual-spacing="false"/>
      <style:text-properties style:font-name="Liberation Serif" fo:font-size="12pt" officeooo:rsid="007f1a40" officeooo:paragraph-rsid="007f1a40" style:font-size-asian="12pt" style:font-size-complex="12pt"/>
    </style:style>
    <style:style style:name="P76" style:family="paragraph" style:parent-style-name="Standard">
      <style:paragraph-properties fo:margin-top="0cm" fo:margin-bottom="0cm" style:contextual-spacing="false"/>
      <style:text-properties style:font-name="Liberation Serif" fo:font-size="12pt" officeooo:paragraph-rsid="00809845" style:font-size-asian="12pt" style:font-size-complex="12pt"/>
    </style:style>
    <style:style style:name="P77" style:family="paragraph" style:parent-style-name="Standard">
      <style:paragraph-properties fo:margin-top="0cm" fo:margin-bottom="0cm" style:contextual-spacing="false"/>
      <style:text-properties style:font-name="Liberation Serif" fo:font-size="12pt" officeooo:paragraph-rsid="005080dc" style:font-size-asian="12pt" style:font-size-complex="12pt"/>
    </style:style>
    <style:style style:name="P78" style:family="paragraph" style:parent-style-name="Standard">
      <style:paragraph-properties fo:margin-top="0cm" fo:margin-bottom="0cm" style:contextual-spacing="false"/>
      <style:text-properties style:font-name="Liberation Serif" fo:font-size="12pt" fo:font-weight="bold" officeooo:rsid="003b8c27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top="0cm" fo:margin-bottom="0cm" style:contextual-spacing="false"/>
      <style:text-properties fo:font-variant="normal" fo:text-transform="none" style:font-name="Liberation Serif" fo:font-size="12pt" style:font-size-asian="12pt" style:font-size-complex="12pt"/>
    </style:style>
    <style:style style:name="P80" style:family="paragraph" style:parent-style-name="Standard">
      <style:paragraph-properties fo:margin-top="0cm" fo:margin-bottom="0cm" style:contextual-spacing="false"/>
      <style:text-properties fo:font-variant="normal" fo:text-transform="none" style:font-name="Liberation Serif" fo:font-size="12pt" officeooo:rsid="007f1a40" officeooo:paragraph-rsid="007f1a40" style:font-size-asian="12pt" style:font-size-complex="12pt"/>
    </style:style>
    <style:style style:name="P81" style:family="paragraph" style:parent-style-name="Standard">
      <style:paragraph-properties fo:margin-top="0cm" fo:margin-bottom="0cm" style:contextual-spacing="false"/>
      <style:text-properties fo:font-variant="normal" fo:text-transform="none" style:font-name="Liberation Serif" fo:font-size="12pt" fo:font-weight="bold" officeooo:paragraph-rsid="00809845" style:font-size-asian="12pt" style:font-weight-asian="bold" style:font-size-complex="12pt"/>
    </style:style>
    <style:style style:name="P82" style:family="paragraph" style:parent-style-name="Standard">
      <style:paragraph-properties fo:margin-top="0cm" fo:margin-bottom="0cm" style:contextual-spacing="false"/>
      <style:text-properties fo:font-variant="normal" fo:text-transform="none" style:font-name="Liberation Serif" fo:font-size="12pt" fo:font-weight="bold" officeooo:paragraph-rsid="003d7f7e" style:font-size-asian="12pt" style:font-weight-asian="bold" style:font-size-complex="12pt"/>
    </style:style>
    <style:style style:name="P83" style:family="paragraph" style:parent-style-name="Standard">
      <style:paragraph-properties fo:margin-top="0cm" fo:margin-bottom="0cm" style:contextual-spacing="false"/>
      <style:text-properties fo:font-variant="normal" fo:text-transform="none" style:font-name="Liberation Mono" fo:font-size="12pt" fo:font-weight="bold" style:font-size-asian="12pt" style:font-weight-asian="bold" style:font-size-complex="12pt"/>
    </style:style>
    <style:style style:name="P84" style:family="paragraph" style:parent-style-name="Standard">
      <style:paragraph-properties fo:margin-top="0cm" fo:margin-bottom="0cm" style:contextual-spacing="false"/>
      <style:text-properties fo:font-variant="normal" fo:text-transform="none" style:font-name="Liberation Mono" fo:font-size="12pt" fo:font-weight="bold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top="0cm" fo:margin-bottom="0cm" style:contextual-spacing="false"/>
      <style:text-properties fo:font-variant="normal" fo:text-transform="none" style:font-name="Liberation Mono" fo:font-size="12pt" fo:font-style="normal" fo:font-weight="bold" officeooo:paragraph-rsid="0051b6a1" style:font-size-asian="12pt" style:font-style-asian="normal" style:font-weight-asian="bold" style:font-size-complex="12pt" style:font-style-complex="normal"/>
    </style:style>
    <style:style style:name="P86" style:family="paragraph" style:parent-style-name="Standard">
      <style:paragraph-properties fo:margin-top="0cm" fo:margin-bottom="0cm" style:contextual-spacing="false"/>
      <style:text-properties fo:font-variant="normal" fo:text-transform="none" style:font-name="Liberation Mono" fo:font-size="10pt" fo:font-weight="bold" style:font-size-asian="10pt" style:font-weight-asian="bold" style:font-size-complex="10pt"/>
    </style:style>
    <style:style style:name="P87" style:family="paragraph" style:parent-style-name="Standard">
      <style:paragraph-properties fo:margin-top="0cm" fo:margin-bottom="0cm" style:contextual-spacing="false" fo:background-color="#ffffff">
        <style:background-image/>
      </style:paragraph-properties>
      <style:text-properties style:font-name="Liberation Serif" fo:font-size="12pt" style:font-size-asian="12pt" style:font-size-complex="12pt"/>
    </style:style>
    <style:style style:name="P88" style:family="paragraph" style:parent-style-name="Standard">
      <style:paragraph-properties fo:margin-top="0cm" fo:margin-bottom="0cm" style:contextual-spacing="false" fo:background-color="#ffffff">
        <style:background-image/>
      </style:paragraph-properties>
      <style:text-properties fo:font-variant="normal" fo:text-transform="none" style:font-name="Liberation Serif" fo:font-size="12pt" fo:background-color="#ffffff" style:font-size-asian="12pt" style:font-size-complex="12pt"/>
    </style:style>
    <style:style style:name="P89" style:family="paragraph" style:parent-style-name="Standard">
      <style:paragraph-properties fo:margin-top="0cm" fo:margin-bottom="0cm" style:contextual-spacing="false" fo:background-color="#ffffff">
        <style:background-image/>
      </style:paragraph-properties>
      <style:text-properties fo:font-variant="normal" fo:text-transform="none" style:font-name="Liberation Mono" fo:font-size="12pt" fo:font-weight="bold" fo:background-color="#ffffff" style:font-size-asian="12pt" style:font-weight-asian="bold" style:font-size-complex="12pt"/>
    </style:style>
    <style:style style:name="P90" style:family="paragraph" style:parent-style-name="Text_20_body">
      <style:paragraph-properties fo:margin-top="0cm" fo:margin-bottom="0cm" style:contextual-spacing="false" fo:line-height="100%"/>
      <style:text-properties style:font-name="Liberation Serif" fo:font-size="12pt" officeooo:paragraph-rsid="00172e93" style:font-size-asian="12pt" style:font-size-complex="12pt"/>
    </style:style>
    <style:style style:name="P91" style:family="paragraph" style:parent-style-name="Heading_20_2">
      <style:paragraph-properties fo:margin-top="0.423cm" fo:margin-bottom="0.212cm" style:contextual-spacing="false"/>
      <style:text-properties style:font-name="Liberation Serif"/>
    </style:style>
    <style:style style:name="P92" style:family="paragraph" style:parent-style-name="Heading_20_1" style:master-page-name="Standard">
      <style:paragraph-properties fo:margin-top="0.423cm" fo:margin-bottom="0.212cm" style:contextual-spacing="false" style:page-number="1"/>
      <style:text-properties fo:font-variant="normal" fo:text-transform="none" style:font-name="Liberation Serif"/>
    </style:style>
    <style:style style:name="P93" style:family="paragraph" style:parent-style-name="Table_20_Contents" style:list-style-name="L1">
      <style:paragraph-properties fo:margin-top="0cm" fo:margin-bottom="0cm" style:contextual-spacing="false" fo:line-height="100%"/>
      <style:text-properties style:font-name="Liberation Serif" fo:font-size="12pt" officeooo:paragraph-rsid="0015e32b" style:font-size-asian="12pt" style:font-size-complex="12pt"/>
    </style:style>
    <style:style style:name="P94" style:family="paragraph" style:parent-style-name="Table_20_Contents">
      <style:paragraph-properties fo:margin-top="0cm" fo:margin-bottom="0.499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95" style:family="paragraph" style:parent-style-name="Table_20_Contents">
      <style:paragraph-properties fo:margin-top="0cm" fo:margin-bottom="0.499cm" style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96" style:family="paragraph" style:parent-style-name="Standard" style:list-style-name="WWNum5">
      <style:paragraph-properties fo:margin-left="1.247cm" fo:margin-right="0cm" fo:margin-top="0cm" fo:margin-bottom="0cm" style:contextual-spacing="true" fo:line-height="100%" fo:text-align="start" style:justify-single-word="false" fo:keep-together="auto" fo:orphans="2" fo:widows="2" fo:text-indent="-0.499cm" style:auto-text-indent="false" fo:keep-with-next="auto"/>
      <style:text-properties style:font-name="Liberation Serif" fo:font-size="12pt" style:font-size-asian="12pt" style:font-size-complex="12pt"/>
    </style:style>
    <style:style style:name="P97" style:family="paragraph" style:parent-style-name="Standard" style:list-style-name="WWNum6">
      <style:paragraph-properties fo:margin-left="1.247cm" fo:margin-right="0cm" fo:margin-top="0cm" fo:margin-bottom="0cm" style:contextual-spacing="true" fo:line-height="100%" fo:text-align="start" style:justify-single-word="false" fo:keep-together="auto" fo:orphans="2" fo:widows="2" fo:text-indent="-0.499cm" style:auto-text-indent="false" fo:keep-with-next="auto"/>
      <style:text-properties style:font-name="Liberation Serif" fo:font-size="12pt" style:font-size-asian="12pt" style:font-size-complex="12pt"/>
    </style:style>
    <style:style style:name="P98" style:family="paragraph" style:parent-style-name="Standard" style:list-style-name="WWNum5">
      <style:paragraph-properties fo:margin-left="1.247cm" fo:margin-right="0cm" fo:margin-top="0cm" fo:margin-bottom="0cm" style:contextual-spacing="true" fo:line-height="100%" fo:text-align="start" style:justify-single-word="false" fo:keep-together="auto" fo:orphans="2" fo:widows="2" fo:text-indent="-0.499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99" style:family="paragraph" style:parent-style-name="Standard" style:list-style-name="WWNum6">
      <style:paragraph-properties fo:margin-left="1.247cm" fo:margin-right="0cm" fo:margin-top="0cm" fo:margin-bottom="0cm" style:contextual-spacing="true" fo:line-height="100%" fo:text-align="start" style:justify-single-word="false" fo:keep-together="auto" fo:orphans="2" fo:widows="2" fo:text-indent="-0.499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100" style:family="paragraph" style:parent-style-name="Standard" style:list-style-name="WWNum6">
      <style:paragraph-properties fo:margin-left="1.247cm" fo:margin-right="0cm" fo:margin-top="0cm" fo:margin-bottom="0cm" style:contextual-spacing="true" fo:line-height="100%" fo:text-align="start" style:justify-single-word="false" fo:orphans="2" fo:widows="2" fo:text-indent="-0.499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101" style:family="paragraph" style:parent-style-name="Standard" style:list-style-name="WWNum5">
      <style:paragraph-properties fo:margin-left="1.247cm" fo:margin-right="0cm" fo:margin-top="0cm" fo:margin-bottom="0.499cm" style:contextual-spacing="true" fo:line-height="100%" fo:text-align="start" style:justify-single-word="false" fo:keep-together="auto" fo:orphans="2" fo:widows="2" fo:text-indent="-0.499cm" style:auto-text-indent="false" fo:keep-with-next="auto"/>
      <style:text-properties style:font-name="Liberation Serif" fo:font-size="12pt" style:font-size-asian="12pt" style:font-size-complex="12pt"/>
    </style:style>
    <style:style style:name="P102" style:family="paragraph" style:parent-style-name="Standard" style:list-style-name="WWNum6">
      <style:paragraph-properties fo:margin-left="1.247cm" fo:margin-right="0cm" fo:margin-top="0cm" fo:margin-bottom="0.499cm" style:contextual-spacing="true" fo:line-height="100%" fo:text-align="start" style:justify-single-word="false" fo:keep-together="auto" fo:orphans="2" fo:widows="2" fo:text-indent="-0.499cm" style:auto-text-indent="false" fo:keep-with-next="auto"/>
      <style:text-properties style:font-name="Liberation Serif" fo:font-size="12pt" style:font-size-asian="12pt" style:font-size-complex="12pt"/>
    </style:style>
    <style:style style:name="P103" style:family="paragraph" style:parent-style-name="Standard" style:list-style-name="WWNum7">
      <style:paragraph-properties fo:margin-left="1.247cm" fo:margin-right="0cm" fo:margin-top="0cm" fo:margin-bottom="0.499cm" style:contextual-spacing="true" fo:line-height="100%" fo:text-indent="-0.499cm" style:auto-text-indent="false"/>
      <style:text-properties style:font-name="Liberation Serif" fo:font-size="12pt" style:font-size-asian="12pt" style:font-size-complex="12pt"/>
    </style:style>
    <style:style style:name="P104" style:family="paragraph" style:parent-style-name="Standard" style:list-style-name="L2">
      <style:paragraph-properties fo:margin-top="0cm" fo:margin-bottom="0.499cm" style:contextual-spacing="false" fo:line-height="100%" fo:text-align="start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26f5df" officeooo:paragraph-rsid="0026f5df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105" style:family="paragraph" style:parent-style-name="Standard" style:list-style-name="L2">
      <style:paragraph-properties fo:margin-top="0cm" fo:margin-bottom="0.499cm" style:contextual-spacing="false" fo:line-height="100%" fo:text-align="start" style:justify-single-word="false" fo:orphans="2" fo:widows="2"/>
      <style:text-properties style:font-name="Liberation Serif" fo:font-size="12pt" fo:font-weight="normal" officeooo:paragraph-rsid="0026f5df" style:font-size-asian="12pt" style:font-weight-asian="normal" style:font-size-complex="12pt" style:font-weight-complex="normal"/>
    </style:style>
    <style:style style:name="P106" style:family="paragraph" style:parent-style-name="Standard" style:list-style-name="WWNum10">
      <style:paragraph-properties fo:margin-left="1.27cm" fo:margin-right="0cm" fo:margin-top="0cm" fo:margin-bottom="0.499cm" style:contextual-spacing="true" fo:line-height="100%" fo:text-align="start" style:justify-single-word="false" fo:keep-together="auto" fo:orphans="2" fo:widows="2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107" style:family="paragraph" style:parent-style-name="Standard" style:list-style-name="WWNum13">
      <style:paragraph-properties fo:margin-left="1.27cm" fo:margin-right="0cm" fo:margin-top="0cm" fo:margin-bottom="0cm" style:contextual-spacing="true" fo:line-height="100%" fo:text-align="start" style:justify-single-word="false" fo:keep-together="auto" fo:orphans="2" fo:widows="2" fo:text-indent="-0.635cm" style:auto-text-indent="false" fo:keep-with-next="auto"/>
      <style:text-properties style:font-name="Liberation Serif" fo:font-size="12pt" officeooo:paragraph-rsid="00f30cab" style:font-size-asian="12pt" style:font-size-complex="12pt"/>
    </style:style>
    <style:style style:name="P108" style:family="paragraph" style:parent-style-name="Standard" style:list-style-name="WWNum13">
      <style:paragraph-properties fo:margin-left="1.27cm" fo:margin-right="0cm" fo:margin-top="0cm" fo:margin-bottom="0cm" style:contextual-spacing="true" fo:line-height="100%" fo:text-align="start" style:justify-single-word="false" fo:orphans="2" fo:widows="2" fo:text-indent="-0.635cm" style:auto-text-indent="false"/>
      <style:text-properties style:font-name="Liberation Mono" fo:font-size="11pt" officeooo:paragraph-rsid="00f30cab" style:font-size-asian="11pt" style:font-size-complex="11pt"/>
    </style:style>
    <style:style style:name="P109" style:family="paragraph" style:parent-style-name="Standard" style:list-style-name="WWNum13">
      <style:paragraph-properties fo:margin-left="1.27cm" fo:margin-right="0cm" fo:margin-top="0cm" fo:margin-bottom="0cm" style:contextual-spacing="true" fo:text-indent="-0.635cm" style:auto-text-indent="false"/>
      <style:text-properties style:font-name="Liberation Serif" fo:font-size="12pt" style:font-name-asian="Verdana1" style:font-size-asian="12pt" style:font-name-complex="Verdana1" style:font-size-complex="12pt"/>
    </style:style>
    <style:style style:name="P110" style:family="paragraph" style:parent-style-name="Standard" style:list-style-name="WWNum2">
      <style:paragraph-properties fo:margin-left="2.494cm" fo:margin-right="0cm" fo:margin-top="0cm" fo:margin-bottom="0cm" style:contextual-spacing="true" fo:line-height="100%" fo:text-align="start" style:justify-single-word="false" fo:keep-together="auto" fo:orphans="2" fo:widows="2" fo:text-indent="-0.499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Mono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 style:font-weight-complex="bold"/>
    </style:style>
    <style:style style:name="P111" style:family="paragraph" style:parent-style-name="Standard" style:list-style-name="WWNum2">
      <style:paragraph-properties fo:margin-left="2.494cm" fo:margin-right="0cm" fo:margin-top="0cm" fo:margin-bottom="0cm" style:contextual-spacing="true" fo:line-height="100%" fo:text-align="start" style:justify-single-word="false" fo:keep-together="auto" fo:orphans="2" fo:widows="2" fo:text-indent="-0.499cm" style:auto-text-indent="false" fo:keep-with-next="auto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112" style:family="paragraph" style:parent-style-name="Standard" style:list-style-name="WWNum1">
      <style:paragraph-properties fo:margin-left="2.494cm" fo:margin-right="0cm" fo:margin-top="0cm" fo:margin-bottom="0cm" style:contextual-spacing="true" fo:text-indent="-0.499cm" style:auto-text-indent="false"/>
      <style:text-properties style:font-name="Liberation Mono" fo:font-size="12pt" fo:font-weight="bold" style:font-name-asian="Verdana1" style:font-size-asian="12pt" style:font-weight-asian="bold" style:font-name-complex="Verdana1" style:font-size-complex="12pt" style:font-weight-complex="bold"/>
    </style:style>
    <style:style style:name="P113" style:family="paragraph" style:parent-style-name="Standard" style:list-style-name="WWNum2">
      <style:paragraph-properties fo:margin-left="2.494cm" fo:margin-right="0cm" fo:margin-top="0cm" fo:margin-bottom="0.499cm" style:contextual-spacing="true" fo:line-height="100%" fo:text-align="start" style:justify-single-word="false" fo:keep-together="auto" fo:orphans="2" fo:widows="2" fo:text-indent="-0.499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Mono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 style:font-weight-complex="bold"/>
    </style:style>
    <style:style style:name="P114" style:family="paragraph" style:parent-style-name="Standard" style:list-style-name="WWNum1">
      <style:paragraph-properties fo:margin-left="2.494cm" fo:margin-right="0cm" fo:margin-top="0cm" fo:margin-bottom="0.499cm" style:contextual-spacing="true" fo:line-height="100%" fo:text-indent="-0.499cm" style:auto-text-indent="false"/>
      <style:text-properties style:font-name="Liberation Mono" fo:font-size="12pt" style:font-name-asian="Verdana1" style:font-size-asian="12pt" style:font-name-complex="Verdana1" style:font-size-complex="12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officeooo:rsid="00ff5bb7" style:font-name-asian="Times New Roman2" style:font-size-asian="12pt" style:font-style-asian="normal" style:font-weight-asian="bold" style:font-name-complex="Times New Roman2" style:font-size-complex="12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style:font-name-asian="Times New Roman2" style:font-style-asian="normal" style:font-weight-asian="bold" style:font-name-complex="Times New Roman2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style:font-name-asian="Times New Roman2" style:font-style-asian="normal" style:font-weight-asian="bold" style:font-name-complex="Times New Roman2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officeooo:rsid="00f8e04b" style:font-name-asian="Times New Roman2" style:font-style-asian="normal" style:font-weight-asian="bold" style:font-name-complex="Times New Roman2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officeooo:rsid="0038e064" style:font-name-asian="Times New Roman2" style:font-style-asian="normal" style:font-weight-asian="bold" style:font-name-complex="Times New Roman2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officeooo:rsid="00395782" style:font-name-asian="Times New Roman2" style:font-style-asian="normal" style:font-weight-asian="bold" style:font-name-complex="Times New Roman2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style:font-name-asian="Verdana1" style:font-style-asian="normal" style:font-weight-asian="bold" style:font-name-complex="Verdana1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officeooo:rsid="00f7edc3" style:font-name-asian="Verdana1" style:font-style-asian="normal" style:font-weight-asian="bold" style:font-name-complex="Verdana1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officeooo:rsid="00f8416d" style:font-name-asian="Verdana1" style:font-style-asian="normal" style:font-weight-asian="bold" style:font-name-complex="Verdana1" style:font-style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style:font-name-asian="Verdana1" style:font-style-asian="normal" style:font-weight-asian="bold" style:font-name-complex="Verdana1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Mono" style:text-underline-style="none" fo:font-weight="bold" style:font-name-asian="Times New Roman2" style:font-weight-asian="bold" style:font-name-complex="Times New Roman2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Mono" style:text-underline-style="none" fo:font-weight="bold" style:font-name-asian="Times New Roman2" style:font-weight-asian="bold" style:font-name-complex="Times New Roman2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Mono" style:text-underline-style="none" fo:font-weight="bold" officeooo:rsid="003a9a86" style:font-name-asian="Times New Roman2" style:font-weight-asian="bold" style:font-name-complex="Times New Roman2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iberation Mono" fo:font-style="italic" style:text-underline-style="none" fo:font-weight="normal" officeooo:rsid="00380803" style:font-name-asian="Times New Roman2" style:font-style-asian="italic" style:font-weight-asian="normal" style:font-name-complex="Times New Roman2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Times New Roman2" style:font-style-asian="normal" style:font-weight-asian="normal" style:font-name-complex="Times New Roman2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7743e6" style:font-name-asian="Times New Roman2" style:font-style-asian="normal" style:font-weight-asian="normal" style:font-name-complex="Times New Roman2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80fb43" style:font-name-asian="Times New Roman2" style:font-style-asian="normal" style:font-weight-asian="normal" style:font-name-complex="Times New Roman2"/>
    </style:style>
    <style:style style:name="T2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ca1328" style:font-name-asian="Times New Roman2" style:font-style-asian="normal" style:font-weight-asian="normal" style:font-name-complex="Times New Roman2"/>
    </style:style>
    <style:style style:name="T2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7903ef" style:font-name-asian="Times New Roman2" style:font-style-asian="normal" style:font-weight-asian="normal" style:font-name-complex="Times New Roman2"/>
    </style:style>
    <style:style style:name="T2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7d9711" style:font-name-asian="Times New Roman2" style:font-style-asian="normal" style:font-weight-asian="normal" style:font-name-complex="Times New Roman2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59eed5" style:font-name-asian="Times New Roman2" style:font-style-asian="normal" style:font-weight-asian="normal" style:font-name-complex="Times New Roman2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5cb4dd" style:font-name-asian="Times New Roman2" style:font-style-asian="normal" style:font-weight-asian="normal" style:font-name-complex="Times New Roman2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119ebe4" style:font-name-asian="Times New Roman2" style:font-style-asian="normal" style:font-weight-asian="normal" style:font-name-complex="Times New Roman2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5740d4" style:font-name-asian="Times New Roman2" style:font-style-asian="normal" style:font-weight-asian="normal" style:font-name-complex="Times New Roman2"/>
    </style:style>
    <style:style style:name="T2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59eed5" style:font-name-asian="Times New Roman2" style:font-style-asian="normal" style:font-weight-asian="normal" style:font-name-complex="Times New Roman2"/>
    </style:style>
    <style:style style:name="T3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a8a3a6" style:font-name-asian="Times New Roman2" style:font-style-asian="normal" style:font-weight-asian="normal" style:font-name-complex="Times New Roman2"/>
    </style:style>
    <style:style style:name="T3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a1144e" style:font-name-asian="Times New Roman2" style:font-style-asian="normal" style:font-weight-asian="normal" style:font-name-complex="Times New Roman2"/>
    </style:style>
    <style:style style:name="T3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a4f62f" style:font-name-asian="Times New Roman2" style:font-style-asian="normal" style:font-weight-asian="normal" style:font-name-complex="Times New Roman2"/>
    </style:style>
    <style:style style:name="T3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9664b8" style:font-name-asian="Times New Roman2" style:font-style-asian="normal" style:font-weight-asian="normal" style:font-name-complex="Times New Roman2"/>
    </style:style>
    <style:style style:name="T3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1021c30" style:font-name-asian="Times New Roman2" style:font-style-asian="normal" style:font-weight-asian="normal" style:font-name-complex="Times New Roman2"/>
    </style:style>
    <style:style style:name="T3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119ebe4" style:font-name-asian="Times New Roman2" style:font-style-asian="normal" style:font-weight-asian="normal" style:font-name-complex="Times New Roman2"/>
    </style:style>
    <style:style style:name="T3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Verdana1" style:font-style-asian="normal" style:font-weight-asian="normal" style:font-name-complex="Verdana1"/>
    </style:style>
    <style:style style:name="T3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name-asian="Times New Roman2" style:font-style-asian="normal" style:font-weight-asian="bold" style:font-name-complex="Times New Roman2"/>
    </style:style>
    <style:style style:name="T3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name-asian="Times New Roman2" style:font-style-asian="normal" style:font-weight-asian="bold" style:font-name-complex="Times New Roman2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59eed5" style:font-name-asian="Times New Roman2" style:font-style-asian="normal" style:font-weight-asian="bold" style:font-name-complex="Times New Roman2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a4f62f" style:font-name-asian="Times New Roman2" style:font-style-asian="normal" style:font-weight-asian="bold" style:font-name-complex="Times New Roman2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119ebe4" style:font-name-asian="Times New Roman2" style:font-style-asian="normal" style:font-weight-asian="bold" style:font-name-complex="Times New Roman2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5cb4dd" style:font-name-asian="Times New Roman2" style:font-style-asian="normal" style:font-weight-asian="bold" style:font-name-complex="Times New Roman2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12a355d" style:font-name-asian="Times New Roman2" style:font-style-asian="normal" style:font-weight-asian="bold" style:font-name-complex="Times New Roman2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395782" style:font-name-asian="Times New Roman2" style:font-style-asian="normal" style:font-weight-asian="bold" style:font-name-complex="Times New Roman2"/>
    </style:style>
    <style:style style:name="T4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name-asian="Verdana1" style:font-style-asian="normal" style:font-weight-asian="bold" style:font-name-complex="Verdana1"/>
    </style:style>
    <style:style style:name="T4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59eed5" style:font-name-asian="Verdana1" style:font-style-asian="normal" style:font-weight-asian="bold" style:font-name-complex="Verdana1"/>
    </style:style>
    <style:style style:name="T4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fe569b" style:font-name-asian="Verdana1" style:font-style-asian="normal" style:font-weight-asian="bold" style:font-name-complex="Verdana1"/>
    </style:style>
    <style:style style:name="T4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name-asian="Verdana1" style:font-style-asian="normal" style:font-weight-asian="bold" style:font-name-complex="Verdana1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style:font-name-asian="Times New Roman2" style:font-style-asian="normal" style:font-name-complex="Times New Roman2"/>
    </style:style>
    <style:style style:name="T5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6f5df" style:font-name-asian="Times New Roman2" style:font-style-asian="normal" style:font-name-complex="Times New Roman2"/>
    </style:style>
    <style:style style:name="T5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8ea32" style:font-name-asian="Times New Roman2" style:font-style-asian="normal" style:font-name-complex="Times New Roman2"/>
    </style:style>
    <style:style style:name="T5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8bd78" style:font-name-asian="Times New Roman2" style:font-style-asian="normal" style:font-name-complex="Times New Roman2"/>
    </style:style>
    <style:style style:name="T5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6d4785" style:font-name-asian="Times New Roman2" style:font-style-asian="normal" style:font-name-complex="Times New Roman2"/>
    </style:style>
    <style:style style:name="T5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style:font-name-asian="Verdana1" style:font-style-asian="normal" style:font-name-complex="Verdana1"/>
    </style:style>
    <style:style style:name="T5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11798cc" style:font-name-asian="Verdana1" style:font-style-asian="normal" style:font-name-complex="Verdana1"/>
    </style:style>
    <style:style style:name="T57" style:family="text">
      <style:text-properties fo:font-variant="normal" fo:text-transform="none" fo:color="#000000" style:text-line-through-style="none" style:text-line-through-type="none" style:text-position="0% 100%" fo:font-style="italic" style:text-underline-style="none" style:font-name-asian="Times New Roman2" style:font-style-asian="italic" style:font-name-complex="Times New Roman2"/>
    </style:style>
    <style:style style:name="T58" style:family="text">
      <style:text-properties fo:font-variant="normal" fo:text-transform="none" fo:color="#000000" style:text-line-through-style="none" style:text-line-through-type="none" style:text-position="0% 100%" fo:font-style="italic" style:text-underline-style="none" fo:font-weight="normal" style:font-name-asian="Times New Roman2" style:font-style-asian="italic" style:font-weight-asian="normal" style:font-name-complex="Times New Roman2"/>
    </style:style>
    <style:style style:name="T59" style:family="text">
      <style:text-properties fo:font-variant="normal" fo:text-transform="none" fo:color="#000000" style:text-line-through-style="none" style:text-line-through-type="none" style:text-position="0% 100%" fo:font-style="italic" style:text-underline-style="none" fo:font-weight="normal" officeooo:rsid="003a9a86" style:font-name-asian="Times New Roman2" style:font-style-asian="italic" style:font-weight-asian="normal" style:font-name-complex="Times New Roman2"/>
    </style:style>
    <style:style style:name="T60" style:family="text">
      <style:text-properties fo:font-variant="normal" fo:text-transform="none" fo:color="#000000" style:text-line-through-style="none" style:text-line-through-type="none" style:text-position="0% 100%" fo:font-style="italic" style:text-underline-style="none" fo:font-weight="bold" style:font-name-asian="Times New Roman2" style:font-style-asian="italic" style:font-weight-asian="bold" style:font-name-complex="Times New Roman2"/>
    </style:style>
    <style:style style:name="T61" style:family="text">
      <style:text-properties fo:font-variant="normal" fo:text-transform="none" fo:font-weight="bold" style:font-weight-asian="bold"/>
    </style:style>
    <style:style style:name="T62" style:family="text">
      <style:text-properties fo:font-variant="normal" fo:text-transform="none" fo:font-weight="bold" style:font-weight-asian="bold" style:font-weight-complex="bold"/>
    </style:style>
    <style:style style:name="T63" style:family="text">
      <style:text-properties fo:font-variant="normal" fo:text-transform="none" fo:font-weight="bold" officeooo:rsid="00809845" style:font-weight-asian="bold" style:font-weight-complex="bold"/>
    </style:style>
    <style:style style:name="T64" style:family="text">
      <style:text-properties fo:font-variant="normal" fo:text-transform="none" fo:font-weight="bold" fo:background-color="#ffffff" loext:char-shading-value="0" style:font-weight-asian="bold"/>
    </style:style>
    <style:style style:name="T65" style:family="text">
      <style:text-properties fo:font-variant="normal" fo:text-transform="none" officeooo:rsid="001cb1a0"/>
    </style:style>
    <style:style style:name="T66" style:family="text">
      <style:text-properties fo:font-variant="normal" fo:text-transform="none" fo:font-weight="normal" officeooo:rsid="00809845" style:font-weight-asian="normal" style:font-weight-complex="normal"/>
    </style:style>
    <style:style style:name="T67" style:family="text">
      <style:text-properties fo:font-variant="normal" fo:text-transform="none" style:font-name="Liberation Mono"/>
    </style:style>
    <style:style style:name="T68" style:family="text">
      <style:text-properties fo:font-variant="normal" fo:text-transform="none" style:font-name="Liberation Mono" fo:font-weight="bold" style:font-weight-asian="bold"/>
    </style:style>
    <style:style style:name="T69" style:family="text">
      <style:text-properties fo:font-variant="normal" fo:text-transform="none" style:font-name="Liberation Mono" fo:font-weight="bold" style:font-weight-asian="bold" style:font-weight-complex="bold"/>
    </style:style>
    <style:style style:name="T70" style:family="text">
      <style:text-properties fo:font-variant="normal" fo:text-transform="none" style:font-name="Liberation Mono" fo:font-style="normal" fo:font-weight="bold" style:font-style-asian="normal" style:font-weight-asian="bold" style:font-style-complex="normal"/>
    </style:style>
    <style:style style:name="T71" style:family="text">
      <style:text-properties fo:font-variant="normal" fo:text-transform="none" style:font-name="Liberation Mono" fo:font-style="normal" fo:font-weight="bold" officeooo:rsid="00fa761b" style:font-style-asian="normal" style:font-weight-asian="bold" style:font-style-complex="normal"/>
    </style:style>
    <style:style style:name="T72" style:family="text">
      <style:text-properties fo:font-variant="normal" fo:text-transform="none" style:font-name="Liberation Mono" fo:font-style="normal" fo:font-weight="bold" officeooo:rsid="00fc5bda" style:font-style-asian="normal" style:font-weight-asian="bold" style:font-style-complex="normal"/>
    </style:style>
    <style:style style:name="T73" style:family="text">
      <style:text-properties fo:font-variant="normal" fo:text-transform="none" fo:background-color="#ffffff" loext:char-shading-value="0"/>
    </style:style>
    <style:style style:name="T74" style:family="text">
      <style:text-properties fo:font-weight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809845" style:font-weight-asian="bold" style:font-weight-complex="bold"/>
    </style:style>
    <style:style style:name="T77" style:family="text">
      <style:text-properties fo:font-weight="bold" officeooo:rsid="0096b70f" style:font-weight-asian="bold" style:font-weight-complex="bold"/>
    </style:style>
    <style:style style:name="T78" style:family="text">
      <style:text-properties fo:font-weight="bold" officeooo:rsid="012237fb" style:font-weight-asian="bold" style:font-weight-complex="bold"/>
    </style:style>
    <style:style style:name="T79" style:family="text">
      <style:text-properties fo:font-weight="bold" style:font-name-asian="Verdana1" style:font-weight-asian="bold" style:font-name-complex="Verdana1"/>
    </style:style>
    <style:style style:name="T80" style:family="text">
      <style:text-properties fo:font-weight="bold" officeooo:rsid="00213f34"/>
    </style:style>
    <style:style style:name="T81" style:family="text">
      <style:text-properties officeooo:rsid="0018c03a"/>
    </style:style>
    <style:style style:name="T82" style:family="text">
      <style:text-properties officeooo:rsid="001e7ab1"/>
    </style:style>
    <style:style style:name="T83" style:family="text">
      <style:text-properties officeooo:rsid="002c7f2e"/>
    </style:style>
    <style:style style:name="T84" style:family="text">
      <style:text-properties style:font-name-asian="Verdana1" style:font-name-complex="Verdana1"/>
    </style:style>
    <style:style style:name="T85" style:family="text">
      <style:text-properties fo:font-weight="normal" officeooo:rsid="00809845" style:font-weight-asian="normal" style:font-weight-complex="normal"/>
    </style:style>
    <style:style style:name="T86" style:family="text">
      <style:text-properties style:font-weight-complex="bold"/>
    </style:style>
    <style:style style:name="T87" style:family="text">
      <style:text-properties officeooo:rsid="00809845" style:font-weight-complex="bold"/>
    </style:style>
    <style:style style:name="T88" style:family="text">
      <style:text-properties officeooo:rsid="0096b70f"/>
    </style:style>
    <style:style style:name="T89" style:family="text">
      <style:text-properties officeooo:rsid="009877b9"/>
    </style:style>
    <style:style style:name="T90" style:family="text">
      <style:text-properties officeooo:rsid="00b1db00"/>
    </style:style>
    <style:style style:name="T91" style:family="text">
      <style:text-properties officeooo:rsid="00b3f2d0"/>
    </style:style>
    <style:style style:name="T92" style:family="text">
      <style:text-properties officeooo:rsid="00c57a7a" style:font-weight-complex="normal"/>
    </style:style>
    <style:style style:name="T93" style:family="text">
      <style:text-properties style:font-name="Liberation Mono"/>
    </style:style>
    <style:style style:name="T94" style:family="text">
      <style:text-properties style:font-name="Liberation Mono" fo:font-weight="bold" style:font-weight-asian="bold" style:font-weight-complex="bold"/>
    </style:style>
    <style:style style:name="T95" style:family="text">
      <style:text-properties style:font-name="Liberation Mono" fo:font-weight="bold" officeooo:rsid="003b8c27" style:font-weight-asian="bold" style:font-weight-complex="bold"/>
    </style:style>
    <style:style style:name="T96" style:family="text">
      <style:text-properties style:font-name="Liberation Mono" fo:font-weight="bold" style:font-name-asian="Verdana1" style:font-weight-asian="bold" style:font-name-complex="Verdana1"/>
    </style:style>
    <style:style style:name="T97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98" style:family="text">
      <style:text-properties style:font-name="Liberation Mono" fo:font-size="11pt" fo:font-weight="bold" style:font-name-asian="Verdana1" style:font-size-asian="11pt" style:font-weight-asian="bold" style:font-name-complex="Verdana1" style:font-size-complex="11pt" style:font-weight-complex="bold"/>
    </style:style>
    <style:style style:name="T99" style:family="text">
      <style:text-properties style:font-name="Liberation Mono" fo:font-size="11pt" fo:font-weight="bold" officeooo:rsid="012aa454" style:font-name-asian="Verdana1" style:font-size-asian="11pt" style:font-weight-asian="bold" style:font-name-complex="Verdana1" style:font-size-complex="11pt" style:font-weight-complex="bold"/>
    </style:style>
    <style:style style:name="T100" style:family="text">
      <style:text-properties officeooo:rsid="00eae7c0"/>
    </style:style>
    <style:style style:name="T101" style:family="text">
      <style:text-properties officeooo:rsid="00f8e04b"/>
    </style:style>
    <style:style style:name="T102" style:family="text">
      <style:text-properties officeooo:rsid="0102f23e"/>
    </style:style>
    <style:style style:name="T103" style:family="text">
      <style:text-properties officeooo:rsid="01082ebb"/>
    </style:style>
    <style:style style:name="T104" style:family="text">
      <style:text-properties officeooo:rsid="010bd14e"/>
    </style:style>
    <style:style style:name="T105" style:family="text">
      <style:text-properties officeooo:rsid="0110922b"/>
    </style:style>
    <style:style style:name="T106" style:family="text">
      <style:text-properties officeooo:rsid="011798cc"/>
    </style:style>
    <style:style style:name="T107" style:family="text">
      <style:text-properties officeooo:rsid="0123e6ce"/>
    </style:style>
    <style:style style:name="T108" style:family="text">
      <style:text-properties officeooo:rsid="00371e2f"/>
    </style:style>
    <style:style style:name="T109" style:family="text">
      <style:text-properties officeooo:rsid="0263684f"/>
    </style:style>
    <style:style style:name="T110" style:family="text">
      <style:text-properties officeooo:rsid="002d4cf0"/>
    </style:style>
    <style:style style:name="T111" style:family="text">
      <style:text-properties officeooo:rsid="002f4af5"/>
    </style:style>
    <style:style style:name="T112" style:family="text">
      <style:text-properties officeooo:rsid="001cd7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Additional-features-of-IPython - English</text:p>
      <text:p text:style-name="P72"/>
      <text:p text:style-name="P70">Title: Additional-features-of-<text:span text:style-name="T75">IPython</text:span> – English</text:p>
      <text:p text:style-name="P70">Author: <text:span text:style-name="T75">Usha Viswanathan, </text:span><text:span text:style-name="T78">Thirumalesh H S</text:span></text:p>
      <text:p text:style-name="P71"><text:span text:style-name="T2">Keywords: </text:span><text:span text:style-name="T3">Video tutorial, IPython, </text:span><text:span text:style-name="T75">running script</text:span><text:span text:style-name="T3">, </text:span><text:span text:style-name="T4">saving script, </text:span><text:span text:style-name="T3"><text:s/></text:span></text:p>
      <text:p text:style-name="P72"/>
      <text:p text:style-name="P7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>Visual Cue</text:p>
          </table:table-cell>
          <table:table-cell table:style-name="Table1.A1" office:value-type="string">
            <text:p text:style-name="P34">Narration</text:p>
          </table:table-cell>
        </table:table-row>
        <table:table-row table:style-name="Table1.1">
          <table:table-cell table:style-name="Table1.A1" office:value-type="string">
            <text:p text:style-name="P10">Show Slide </text:p>
            <text:p text:style-name="P24">containing title, name of the production team along with the logo of MHRD </text:p>
          </table:table-cell>
          <table:table-cell table:style-name="Table1.A1" office:value-type="string">
            <text:p text:style-name="P46"><text:span text:style-name="T19">Hello friends and welcome to the Spoken Tutorial on</text:span><text:span text:style-name="T37"> Additional Features of IPython</text:span><text:span text:style-name="T19">.</text:span></text:p>
          </table:table-cell>
        </table:table-row>
        <table:table-row table:style-name="Table1.1">
          <table:table-cell table:style-name="Table1.A1" office:value-type="string">
            <text:p text:style-name="P10">Show Slide </text:p>
            <text:p text:style-name="P10"><text:span text:style-name="T81">O</text:span>bjectives</text:p>
          </table:table-cell>
          <table:table-cell table:style-name="Table1.A1" office:value-type="string">
            <text:p text:style-name="P10">At the end of this tutorial, you will be able to,</text:p>
            <text:list xml:id="list8179944762559512413" text:style-name="WWNum5">
              <text:list-item>
                <text:p text:style-name="P96"><text:span text:style-name="T19">Retrieve your</text:span><text:span text:style-name="T37"> IPython</text:span><text:span text:style-name="T19"> </text:span><text:span text:style-name="T38">history</text:span><text:span text:style-name="T19">.</text:span></text:p>
              </text:list-item>
              <text:list-item>
                <text:p text:style-name="P98">View a part of the <text:span text:style-name="T75">history</text:span>.</text:p>
              </text:list-item>
              <text:list-item>
                <text:p text:style-name="P98">Save a part of your <text:span text:style-name="T75">history</text:span> to a file.</text:p>
              </text:list-item>
              <text:list-item>
                <text:p text:style-name="P101"><text:span text:style-name="T19">Run a script from within</text:span><text:span text:style-name="T37"> IPython</text:span><text:span text:style-name="T19">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8">Show Slide </text:p>
            <text:p text:style-name="P56">System <text:span text:style-name="T90">Specifications</text:span></text:p>
          </table:table-cell>
          <table:table-cell table:style-name="Table1.A1" office:value-type="string">
            <text:p text:style-name="P68">To record this tutorial, I am using </text:p>
            <text:list xml:id="list6964434704372214461" text:style-name="L1">
              <text:list-item>
                <text:p text:style-name="P93"><text:span text:style-name="T74">Ubuntu Linux 14.04</text:span> operating system</text:p>
              </text:list-item>
              <text:list-item>
                <text:p text:style-name="P93"><text:span text:style-name="T75">Python</text:span><text:span text:style-name="T74"> 2.7.6</text:span></text:p>
              </text:list-item>
              <text:list-item>
                <text:p text:style-name="P93"><text:span text:style-name="T75">IPython</text:span><text:span text:style-name="T74"> </text:span><text:span text:style-name="T80">4</text:span><text:span text:style-name="T74">.0.0</text:span>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10">Show Slide </text:p>
            <text:p text:style-name="P12">Pr<text:span text:style-name="T83">e</text:span>-requisites</text:p>
          </table:table-cell>
          <table:table-cell table:style-name="Table1.A5" office:value-type="string">
            <text:p text:style-name="P22"><text:span text:style-name="T51">To </text:span><text:span text:style-name="T52">practice</text:span><text:span text:style-name="T51"> this tutorial, you should know how to</text:span></text:p>
            <text:list xml:id="list3576342706785912541" text:style-name="L2">
              <text:list-item>
                <text:p text:style-name="P104">use Plots interactively</text:p>
              </text:list-item>
              <text:list-item>
                <text:p text:style-name="P105"><text:span text:style-name="T53">and </text:span><text:span text:style-name="T51">embellish a plot</text:span></text:p>
              </text:list-item>
            </text:list>
            <text:p text:style-name="P1">If not, see the pre-requisite Python tutorials on this website.</text:p>
          </table:table-cell>
        </table:table-row>
        <table:table-row table:style-name="Table1.1">
          <table:table-cell table:style-name="Table1.A1" office:value-type="string">
            <text:p text:style-name="P13">[Terminal]</text:p>
            <text:p text:style-name="P9">ipython --pylab</text:p>
            <text:p text:style-name="P73"/>
            <text:p text:style-name="P73"><text:span text:style-name="T1">then press</text:span><text:span text:style-name="T61"> Enter</text:span></text:p>
          </table:table-cell>
          <table:table-cell table:style-name="Table1.A1" office:value-type="string">
            <text:p text:style-name="P90">Let us start <text:span text:style-name="T75">ipython</text:span> with <text:span text:style-name="T75">pylab</text:span> loaded. </text:p>
            <text:p text:style-name="P90"/>
            <text:p text:style-name="P55"><text:span text:style-name="T20">O</text:span><text:span text:style-name="T19">pen the </text:span><text:span text:style-name="T38">terminal</text:span><text:span text:style-name="T19"> and type </text:span><text:span text:style-name="T6">ipython --pylab</text:span></text:p>
          </table:table-cell>
        </table:table-row>
        <table:table-row table:style-name="Table1.1">
          <table:table-cell table:style-name="Table1.A1" office:value-type="string">
            <text:p text:style-name="P46"/>
            <text:p text:style-name="P14"/>
            <text:p text:style-name="P73"/>
          </table:table-cell>
          <table:table-cell table:style-name="Table1.A1" office:value-type="string">
            <text:p text:style-name="P35">We shall first make a <text:span text:style-name="T75">plot</text:span> and then view the <text:span text:style-name="T75">history</text:span> and save it.</text:p>
          </table:table-cell>
        </table:table-row>
        <text:soft-page-break/>
        <table:table-row table:style-name="Table1.1">
          <table:table-cell table:style-name="Table1.A1" office:value-type="string">
            <text:p text:style-name="P38">[IPython Terminal]</text:p>
            <text:p text:style-name="P57"/>
            <text:p text:style-name="P58"/>
            <text:p text:style-name="P45">x = linspace(-2*pi, 2*pi, 100)</text:p>
            <text:p text:style-name="P73"><text:span text:style-name="T1">press</text:span><text:span text:style-name="T61"> Enter</text:span></text:p>
          </table:table-cell>
          <table:table-cell table:style-name="Table1.A1" office:value-type="string">
            <text:p text:style-name="P46"><text:span text:style-name="T19">For this type</text:span><text:span text:style-name="T57"> </text:span><text:span text:style-name="T16">x</text:span><text:span text:style-name="T18">=</text:span><text:span text:style-name="T15">linspace</text:span><text:span text:style-name="T9">(-2*pi, 2*pi, 100)</text:span><text:span text:style-name="T19"> then press</text:span><text:span text:style-name="T37"> Enter</text:span></text:p>
          </table:table-cell>
        </table:table-row>
        <table:table-row table:style-name="Table1.1">
          <table:table-cell table:style-name="Table1.A1" office:value-type="string">
            <text:p text:style-name="P69"><field:fieldmark-start text:name="__Fieldmark__5082_115584152" field:type=""/>[IPython Terminal]</text:p>
            <text:p text:style-name="P88"/>
            <text:p text:style-name="P89">plot(x, xsin(x))</text:p>
            <text:p text:style-name="P87"><text:span text:style-name="T73">press</text:span><text:span text:style-name="T64"> Enter</text:span><field:fieldmark-end/></text:p>
          </table:table-cell>
          <table:table-cell table:style-name="Table1.A1" office:value-type="string">
            <text:p text:style-name="P46"><text:span text:style-name="T19">Next type</text:span><text:span text:style-name="T58"> </text:span><text:span text:style-name="T15">plot</text:span><text:span text:style-name="T17">(x, xsin(x))</text:span><text:span text:style-name="T59"> </text:span><text:span text:style-name="T19"><text:s/>and then press</text:span><text:span text:style-name="T37"> Enter</text:span></text:p>
            <text:p text:style-name="P46"/>
          </table:table-cell>
        </table:table-row>
        <table:table-row table:style-name="Table1.1">
          <table:table-cell table:style-name="Table1.A1" office:value-type="string">
            <text:p text:style-name="P73"><text:span text:style-name="T65">H</text:span><text:span text:style-name="T1">ighlight the message “</text:span><text:span text:style-name="T62">xsin</text:span><text:span text:style-name="T1"> is not defined” on the</text:span><text:span text:style-name="T61"> terminal.</text:span></text:p>
          </table:table-cell>
          <table:table-cell table:style-name="Table1.A1" office:value-type="string">
            <text:p text:style-name="P36">We got an error saying "<text:span text:style-name="T94">xsin</text:span> is not defined".</text:p>
            <text:p text:style-name="P59"/>
            <text:p text:style-name="P59">This is because <text:span text:style-name="T94">xsin(x)</text:span><text:span text:style-name="T75"> </text:span>is actually <text:span text:style-name="T75">x </text:span>multiplied by <text:span text:style-name="T94">sin(x)</text:span></text:p>
          </table:table-cell>
        </table:table-row>
        <table:table-row table:style-name="Table1.1">
          <table:table-cell table:style-name="Table1.A1" office:value-type="string">
            <text:p text:style-name="P39">[IPython Terminal]</text:p>
            <text:p text:style-name="P58"/>
            <text:p text:style-name="P44">plot(x, x*sin(x))</text:p>
            <text:p text:style-name="P46"><text:span text:style-name="T19">Press</text:span><text:span text:style-name="T37"> Enter</text:span></text:p>
            <text:p text:style-name="P46"/>
          </table:table-cell>
          <table:table-cell table:style-name="Table1.A1" office:value-type="string">
            <text:p text:style-name="P46"><text:span text:style-name="T19">Now let us type </text:span><text:span text:style-name="T5">plot</text:span><text:span text:style-name="T10">(x, x*sin(x))</text:span><text:span text:style-name="T44"> </text:span><text:span text:style-name="T19"><text:s/>and press</text:span><text:span text:style-name="T37"> Enter</text:span></text:p>
          </table:table-cell>
        </table:table-row>
        <table:table-row table:style-name="Table1.1">
          <table:table-cell table:style-name="Table1.A1" office:value-type="string">
            <text:p text:style-name="P40">[IPython Terminal]</text:p>
            <text:p text:style-name="P74"/>
            <text:p text:style-name="P75">Type</text:p>
            <text:p text:style-name="P75"/>
            <text:p text:style-name="P83">xlabel("$x$")</text:p>
            <text:p text:style-name="P73"/>
            <text:p text:style-name="P73"/>
            <text:p text:style-name="P83">ylabel("$f(x)$")</text:p>
            <text:p text:style-name="P73"/>
            <text:p text:style-name="P73"/>
            <text:p text:style-name="P83">title("$x and xsin(x)$")</text:p>
            <text:p text:style-name="P73"/>
            <text:p text:style-name="P73"/>
          </table:table-cell>
          <table:table-cell table:style-name="Table1.A1" office:value-type="string">
            <text:p text:style-name="P73"><text:span text:style-name="T1">Next let us add </text:span><text:span text:style-name="T62">title</text:span><text:span text:style-name="T1"> </text:span>and <text:span text:style-name="T1">the </text:span><text:span text:style-name="T62">labels</text:span><text:span text:style-name="T1"> for both x and y axes.</text:span></text:p>
            <text:p text:style-name="P79"><text:s/></text:p>
            <text:p text:style-name="P80">Type</text:p>
            <text:p text:style-name="P73"><text:span text:style-name="T94">xlabel</text:span><text:span text:style-name="T95">(“$x$”) </text:span><text:span text:style-name="T85">press </text:span><text:span text:style-name="T76">Enter</text:span></text:p>
            <text:p text:style-name="P78"/>
            <text:p text:style-name="P81"><text:span text:style-name="T93">ylabel("$f(x)$") </text:span><text:span text:style-name="T85">press </text:span><text:span text:style-name="T87">Enter</text:span></text:p>
            <text:p text:style-name="P82"/>
            <text:p text:style-name="P76"><text:span text:style-name="T68">title("$x and xsin(x)$")</text:span><text:span text:style-name="T61"> </text:span><text:span text:style-name="T66">press </text:span><text:span text:style-name="T63">Enter</text:span></text:p>
            <text:p text:style-name="P73"/>
            <text:p text:style-name="P73"><text:span text:style-name="T107">We</text:span> see the <text:span text:style-name="T100">labelled </text:span><text:span text:style-name="T75">plot</text:span><text:span text:style-name="T1">. </text:span></text:p>
          </table:table-cell>
        </table:table-row>
        <table:table-row table:style-name="Table1.1">
          <table:table-cell table:style-name="Table1.A1" office:value-type="string">
            <text:p text:style-name="P41">[IPython Terminal]</text:p>
            <text:p text:style-name="P58">Type</text:p>
            <text:p text:style-name="P44">%<text:span text:style-name="T86">history</text:span></text:p>
            <text:p text:style-name="P46"><text:span text:style-name="T19">and press</text:span><text:span text:style-name="T37"> Enter</text:span></text:p>
          </table:table-cell>
          <table:table-cell table:style-name="Table1.A1" office:value-type="string">
            <text:p text:style-name="P47"><text:span text:style-name="T19">The </text:span><text:span text:style-name="T38">history</text:span><text:span text:style-name="T19"> </text:span><text:span text:style-name="T21">of typed commands</text:span><text:span text:style-name="T19"> can be retrieved by</text:span><text:span text:style-name="T37"> %</text:span><text:span text:style-name="T38">history</text:span><text:span text:style-name="T19"> command.</text:span></text:p>
            <text:p text:style-name="P60"/>
            <text:p text:style-name="P47"><text:span text:style-name="T19">Type</text:span><text:span text:style-name="T58"> </text:span><text:span text:style-name="T5">%</text:span><text:span text:style-name="T6">history</text:span><text:span text:style-name="T19"> in </text:span><text:span text:style-name="T22">the</text:span><text:span text:style-name="T19"> terminal and press</text:span><text:span text:style-name="T37"> Enter</text:span><text:span text:style-name="T19">.</text:span></text:p>
          </table:table-cell>
        </table:table-row>
        <table:table-row table:style-name="Table1.1"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15"><text:span text:style-name="T37"><text:s/>%</text:span><text:span text:style-name="T38">history</text:span><text:span text:style-name="T37"> </text:span><text:span text:style-name="T19">itself is a </text:span><text:span text:style-name="T38">command</text:span><text:span text:style-name="T19"> and is displayed as the most recent </text:span><text:span text:style-name="T38">command</text:span><text:span text:style-name="T19">.</text:span></text:p>
            <text:p text:style-name="P14"><text:span text:style-name="T23">A</text:span><text:span text:style-name="T19">nything we type in is stored as </text:span><text:span text:style-name="T38">history</text:span><text:span text:style-name="T19">, <text:s/>whether it is </text:span><text:span text:style-name="T38">command</text:span><text:span text:style-name="T19"> or an </text:span><text:span text:style-name="T38">error</text:span><text:span text:style-name="T19"> </text:span></text:p>
          </table:table-cell>
        </table:table-row>
        <table:table-row table:style-name="Table1.1">
          <table:table-cell table:style-name="Table1.A1" office:value-type="string">
            <text:p text:style-name="P41">[IPython Terminal]</text:p>
            <text:p text:style-name="P46"/>
            <text:p text:style-name="P46"/>
            <text:p text:style-name="P35">Type</text:p>
            <text:p text:style-name="P44"><text:soft-page-break/>%<text:span text:style-name="T86">history</text:span> 5</text:p>
            <text:p text:style-name="P46"><text:span text:style-name="T19">press</text:span><text:span text:style-name="T37"> Enter</text:span></text:p>
          </table:table-cell>
          <table:table-cell table:style-name="Table1.A1" office:value-type="string">
            <text:p text:style-name="P48"><text:span text:style-name="T19">If we want to see what was the </text:span>fifth <text:span text:style-name="T38">command</text:span> we have typed<text:span text:style-name="T19">, </text:span>p<text:span text:style-name="T19">ass <text:s/>5 as an argument to</text:span><text:span text:style-name="T37"> %</text:span><text:span text:style-name="T38">history</text:span><text:span text:style-name="T19"> <text:s/></text:span><text:span text:style-name="T38">command</text:span><text:span text:style-name="T19">. </text:span></text:p>
            <text:p text:style-name="P52"/>
            <text:p text:style-name="P66"/>
            <text:p text:style-name="P49"><text:soft-page-break/>T<text:span text:style-name="T19">ype </text:span><text:span text:style-name="T37">%</text:span><text:span text:style-name="T38">history</text:span><text:span text:style-name="T37"> 5</text:span>. This <text:span text:style-name="T19">displays the </text:span>fifth<text:span text:style-name="T19"> </text:span><text:span text:style-name="T38">command</text:span> typed<text:span text:style-name="T19">. </text:span></text:p>
          </table:table-cell>
        </table:table-row>
        <table:table-row table:style-name="Table1.1">
          <table:table-cell table:style-name="Table1.A1" office:value-type="string">
            <text:p text:style-name="P10">Show Slide </text:p>
            <text:p text:style-name="P10">Assignment 1</text:p>
          </table:table-cell>
          <table:table-cell table:style-name="Table1.A1" office:value-type="string">
            <text:p text:style-name="P10">Now pause the video here, try out the following exercise and resume the video.</text:p>
            <text:p text:style-name="P25"><text:span text:style-name="T24">F</text:span><text:span text:style-name="T19">ind out how to list the recent </text:span><text:span text:style-name="T38">commands</text:span><text:span text:style-name="T19"> between 5 and 10.</text:span></text:p>
          </table:table-cell>
        </table:table-row>
        <table:table-row table:style-name="Table1.1">
          <table:table-cell table:style-name="Table1.A1" office:value-type="string">
            <text:p text:style-name="P21"><text:span text:style-name="T19">[I</text:span><text:span text:style-name="T28">Python terminal</text:span><text:span text:style-name="T19">]</text:span></text:p>
            <text:p text:style-name="P31">In examples of <text:s/><text:span text:style-name="T75">history</text:span> doc, highlight</text:p>
            <text:p text:style-name="P29"><text:span text:style-name="T54">Example &gt;&gt; </text:span><text:span text:style-name="T50">%history -n 4-6</text:span></text:p>
            <text:p text:style-name="P30"><text:span text:style-name="T50">Now quit </text:span><text:span text:style-name="T38">history </text:span><text:span text:style-name="T50">doc and type</text:span></text:p>
            <text:p text:style-name="P14"><text:span text:style-name="T11">%</text:span><text:span text:style-name="T14">history</text:span><text:span text:style-name="T11"> 5-10</text:span><text:span text:style-name="T96"> </text:span><text:span text:style-name="T1">and press</text:span><text:span text:style-name="T61"> Enter</text:span></text:p>
          </table:table-cell>
          <table:table-cell table:style-name="Table1.A1" office:value-type="string">
            <text:p text:style-name="P14">Now switch to terminal. Let us look at the solution. </text:p>
            <text:p text:style-name="P20"><text:span text:style-name="T19">Read through the </text:span><text:span text:style-name="T35">information</text:span><text:span text:style-name="T19"> of</text:span><text:span text:style-name="T37"> %</text:span><text:span text:style-name="T38">history</text:span><text:span text:style-name="T37"> </text:span><text:span text:style-name="T27">command</text:span><text:span text:style-name="T37">. </text:span><text:span text:style-name="T27">Type </text:span><text:span text:style-name="T41">%history?</text:span><text:span text:style-name="T38"> </text:span></text:p>
            <text:p text:style-name="P27">W<text:span text:style-name="T19">e can see, </text:span><text:span text:style-name="T46">%</text:span><text:span text:style-name="T49">history</text:span><text:span text:style-name="T46"> -</text:span><text:span text:style-name="T47">n</text:span><text:span text:style-name="T46"> </text:span><text:span text:style-name="T47">4</text:span><text:span text:style-name="T46">-</text:span><text:span text:style-name="T47">6</text:span><text:span text:style-name="T19"> <text:s/>displays the </text:span><text:span text:style-name="T38">commands</text:span><text:span text:style-name="T19"> from </text:span><text:span text:style-name="T29">4</text:span><text:span text:style-name="T19"> to </text:span><text:span text:style-name="T29">6. Here </text:span><text:span text:style-name="T39">-n </text:span><text:span text:style-name="T25">is optional </text:span><text:span text:style-name="T39">argument</text:span><text:span text:style-name="T25"> which prints line numbers</text:span></text:p>
            <text:p text:style-name="P16">Now t<text:span text:style-name="T19">ype</text:span><text:span text:style-name="T58"> </text:span><text:span text:style-name="T11">%</text:span><text:span text:style-name="T14">history</text:span><text:span text:style-name="T11"> 5-10</text:span><text:span text:style-name="T19"> and press</text:span><text:span text:style-name="T37"> Enter.</text:span>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<text:span text:style-name="T26">To save the </text:span><text:span text:style-name="T42">history</text:span><text:span text:style-name="T26">, <text:s/>we use </text:span><text:span text:style-name="T37">%save</text:span><text:span text:style-name="T19"> command.</text:span></text:p>
          </table:table-cell>
        </table:table-row>
        <table:table-row table:style-name="Table1.1">
          <table:table-cell table:style-name="Table1.A1" office:value-type="string">
            <text:p text:style-name="P5"/>
            <text:p text:style-name="P41">[IPython Terminal]</text:p>
            <text:p text:style-name="P5">T<text:span text:style-name="T1">ype </text:span><text:span text:style-name="T11">%</text:span><text:span text:style-name="T14">history</text:span><text:span text:style-name="T11"> </text:span><text:span text:style-name="T1">and press</text:span><text:span text:style-name="T61"> Enter</text:span></text:p>
          </table:table-cell>
          <table:table-cell table:style-name="Table1.A1" office:value-type="string">
            <text:p text:style-name="P35">Before we do that, let us first look at the <text:span text:style-name="T75">history</text:span> and identify which lines of code we require.</text:p>
            <text:p text:style-name="P46"/>
            <text:p text:style-name="P46"><text:span text:style-name="T19">Type</text:span><text:span text:style-name="T37"> </text:span><text:span text:style-name="T60">%</text:span><text:span text:style-name="T45">history</text:span><text:span text:style-name="T19"> and press</text:span><text:span text:style-name="T37"> Enter</text:span><text:span text:style-name="T19">.</text:span></text:p>
          </table:table-cell>
        </table:table-row>
        <table:table-row table:style-name="Table1.1">
          <table:table-cell table:style-name="Table1.A1" office:value-type="string">
            <text:p text:style-name="P41">[IPython Terminal]</text:p>
            <text:p text:style-name="P58">Highlight the commands on the terminal.</text:p>
          </table:table-cell>
          <table:table-cell table:style-name="Table1.A1" office:value-type="string">
            <text:p text:style-name="P37">The first command is <text:span text:style-name="T94">linspace</text:span>. But second <text:span text:style-name="T75">command</text:span> is a <text:span text:style-name="T75">command</text:span> that gave us an error. </text:p>
            <text:p text:style-name="P61"/>
            <text:p text:style-name="P61">Hence we do not need <text:span text:style-name="T104">it.</text:span> The <text:span text:style-name="T75">commands</text:span> from third to <text:span text:style-name="T102">sixth</text:span> are required. </text:p>
          </table:table-cell>
        </table:table-row>
        <table:table-row table:style-name="Table1.1">
          <table:table-cell table:style-name="Table1.A1" office:value-type="string">
            <text:p text:style-name="P41">[IPython Terminal]</text:p>
            <text:p text:style-name="P14">T<text:span text:style-name="T19">ype </text:span></text:p>
            <text:p text:style-name="P23"><text:span text:style-name="T46">%save </text:span><text:span text:style-name="T79">p</text:span><text:span text:style-name="T46">lot_script.py 1 3-</text:span><text:span text:style-name="T48">6</text:span></text:p>
            <text:p text:style-name="P14"><text:span text:style-name="T36">and press</text:span><text:span text:style-name="T46"> Enter</text:span></text:p>
          </table:table-cell>
          <table:table-cell table:style-name="Table1.A1" office:value-type="string">
            <text:p text:style-name="P53"><text:span text:style-name="T19">So we need first and then third to </text:span><text:span text:style-name="T34">sixth</text:span><text:span text:style-name="T19"> </text:span><text:span text:style-name="T38">command</text:span><text:span text:style-name="T43">s</text:span><text:span text:style-name="T19"> for our program. </text:span><text:span text:style-name="T30">Let us</text:span><text:span text:style-name="T19"> save it in </text:span><text:span text:style-name="T31">present working directory</text:span>. <text:span text:style-name="T19">Hence the syntax will be</text:span></text:p>
            <text:p text:style-name="P50"><text:span text:style-name="T11">%save </text:span><text:span text:style-name="T13">p</text:span><text:span text:style-name="T11">lot_script.py 1 3-</text:span><text:span text:style-name="T12">6</text:span>. <text:s/>p<text:span text:style-name="T19">ress</text:span><text:span text:style-name="T37"> Enter</text:span></text:p>
          </table:table-cell>
        </table:table-row>
        <table:table-row table:style-name="Table1.1">
          <table:table-cell table:style-name="Table1.A1" office:value-type="string">
            <text:p text:style-name="P41">[IPython Terminal]</text:p>
            <text:p text:style-name="P65">Highlight the typed command on the terminal. </text:p>
          </table:table-cell>
          <table:table-cell table:style-name="Table1.A1" office:value-type="string">
            <text:p text:style-name="P14"><text:span text:style-name="T19">The first argument to</text:span><text:span text:style-name="T37"> %save</text:span><text:span text:style-name="T19"> is the file into which the commands are save</text:span>d.<text:span text:style-name="T19"> </text:span>T<text:span text:style-name="T19">he </text:span>second argu<text:span text:style-name="T19">ment</text:span> <text:s/>gives <text:span text:style-name="T19">the commands to be saved in the given order.</text:span></text:p>
          </table:table-cell>
        </table:table-row>
        <table:table-row table:style-name="Table1.1">
          <table:table-cell table:style-name="Table1.A1" office:value-type="string">
            <text:p text:style-name="P43">[File Browser]</text:p>
            <text:p text:style-name="P62"/>
            <text:p text:style-name="P62">Goto file <text:span text:style-name="T94">plot_script.py</text:span><text:span text:style-name="T75">. </text:span><text:span text:style-name="T92">o</text:span>pen and show it</text:p>
          </table:table-cell>
          <table:table-cell table:style-name="Table1.A1" office:value-type="string">
            <text:p text:style-name="P35">Let us now open the file <text:span text:style-name="T94">plot_script.py</text:span> and see the contents.</text:p>
          </table:table-cell>
        </table:table-row>
        <text:soft-page-break/>
        <table:table-row table:style-name="Table1.1">
          <table:table-cell table:style-name="Table1.A1" office:value-type="string">
            <text:p text:style-name="P41">[IPython Terminal]</text:p>
            <text:p text:style-name="P58">Type</text:p>
            <text:p text:style-name="P45">%run -i plot_script.py</text:p>
            <text:p text:style-name="P46"><text:span text:style-name="T19">and press</text:span><text:span text:style-name="T37"> Enter</text:span></text:p>
          </table:table-cell>
          <table:table-cell table:style-name="Table1.A1" office:value-type="string">
            <text:p text:style-name="P10">Let us learn how to run the file as a <text:span text:style-name="T75">python script.</text:span></text:p>
            <text:p text:style-name="P14"><text:span text:style-name="T19">We use </text:span><text:span text:style-name="T32">the </text:span><text:span text:style-name="T40">command</text:span><text:span text:style-name="T32"> </text:span><text:span text:style-name="T37">%run</text:span><text:span text:style-name="T19"> to do this. </text:span></text:p>
            <text:p text:style-name="P17"><text:span text:style-name="T19">Type</text:span><text:span text:style-name="T58"> </text:span><text:span text:style-name="T6">%run -i plot_script.py</text:span><text:span text:style-name="T19"> and press</text:span><text:span text:style-name="T37"> Enter</text:span></text:p>
            <text:p text:style-name="P19"><text:s/>‘<text:span text:style-name="T75">-i</text:span>’ <text:span text:style-name="T105">is useful in experimenting with code written in a text editor , </text:span></text:p>
            <text:p text:style-name="P28"><text:s text:c="2"/>which depends on variables defined interactively. </text:p>
          </table:table-cell>
        </table:table-row>
        <table:table-row table:style-name="Table1.1">
          <table:table-cell table:style-name="Table1.A1" office:value-type="string">
            <text:p text:style-name="P41">[IPython Terminal]</text:p>
            <text:p text:style-name="P58">Type</text:p>
            <text:p text:style-name="P45">show()</text:p>
            <text:p text:style-name="P46"><text:span text:style-name="T19">and press</text:span><text:span text:style-name="T37"> Enter</text:span></text:p>
            <text:p text:style-name="P65"/>
            <text:p text:style-name="P65"/>
            <text:p text:style-name="P63"/>
          </table:table-cell>
          <table:table-cell table:style-name="Table1.A1" office:value-type="string">
            <text:p text:style-name="P11">The script runs but we do not see the plot. </text:p>
            <text:p text:style-name="P33">This is because when we are running a script, </text:p>
            <text:p text:style-name="P33">we are not in the interactive mode.</text:p>
            <text:p text:style-name="P14"><text:span text:style-name="T91">T</text:span>o<text:span text:style-name="T1"> view the </text:span><text:span text:style-name="T69">plot</text:span><text:span text:style-name="T1">, type</text:span><text:span text:style-name="T61"> </text:span><text:span text:style-name="T68">show()</text:span><text:span text:style-name="T1"> on your terminal. </text:span>P<text:span text:style-name="T1">ress </text:span><text:span text:style-name="T61">Enter.</text:span></text:p>
          </table:table-cell>
        </table:table-row>
        <table:table-row table:style-name="Table1.1">
          <table:table-cell table:style-name="Table1.A1" office:value-type="string">
            <text:p text:style-name="P10">Show Slide </text:p>
            <text:p text:style-name="P10">Assignment <text:span text:style-name="T101">2</text:span></text:p>
            <text:p text:style-name="P14"/>
          </table:table-cell>
          <table:table-cell table:style-name="Table1.A1" office:value-type="string">
            <text:p text:style-name="P10">Pause the video here, try out the following exercise and resume the video.</text:p>
            <text:p text:style-name="P18"><text:span text:style-name="T19">Use</text:span><text:span text:style-name="T37"> </text:span><text:span text:style-name="T5">%</text:span><text:span text:style-name="T6">history</text:span><text:span text:style-name="T19"> and</text:span><text:span text:style-name="T37"> </text:span><text:span text:style-name="T5">%save</text:span><text:span text:style-name="T19"> to create a script that has the function </text:span><text:span text:style-name="T6">show()</text:span><text:span text:style-name="T19"> in it. </text:span></text:p>
            <text:p text:style-name="P26"><text:span text:style-name="T19">Run the </text:span><text:span text:style-name="T38">script</text:span><text:span text:style-name="T19"> to produce the </text:span><text:span text:style-name="T38">plot</text:span><text:span text:style-name="T19"> and display the same.</text:span></text:p>
          </table:table-cell>
        </table:table-row>
        <table:table-row table:style-name="Table1.1">
          <table:table-cell table:style-name="Table1.A1" office:value-type="string">
            <text:p text:style-name="P14"/>
            <text:p text:style-name="P73"/>
            <text:p text:style-name="P41">[IPython Terminal]</text:p>
            <text:p text:style-name="P84">%history</text:p>
            <text:p text:style-name="P73"><text:span text:style-name="T1">press</text:span><text:span text:style-name="T61"> Enter</text:span></text:p>
            <text:p text:style-name="P73"/>
          </table:table-cell>
          <table:table-cell table:style-name="Table1.A1" office:value-type="string">
            <text:p text:style-name="P14"><text:span text:style-name="T19">We first look at the </text:span><text:span text:style-name="T38">history</text:span><text:span text:style-name="T19"> using</text:span><text:span text:style-name="T37"> </text:span><text:span text:style-name="T5">%</text:span><text:span text:style-name="T6">hist</text:span><text:span text:style-name="T7">ory</text:span><text:span text:style-name="T19"> command.</text:span></text:p>
            <text:p text:style-name="P14"><text:span text:style-name="T19">Type</text:span><text:span text:style-name="T58"> </text:span><text:span text:style-name="T8">%history</text:span> <text:span text:style-name="T19">and press</text:span><text:span text:style-name="T37"> Enter</text:span></text:p>
          </table:table-cell>
        </table:table-row>
        <table:table-row table:style-name="Table1.1">
          <table:table-cell table:style-name="Table1.A1" office:value-type="string">
            <text:p text:style-name="P41">[IPython Terminal]</text:p>
            <text:p text:style-name="P32">Type</text:p>
            <text:p text:style-name="P86">%save show_included.py 1 3-7 12 15</text:p>
            <text:p text:style-name="P73"><text:span text:style-name="T1">Press</text:span><text:span text:style-name="T61"> Enter</text:span></text:p>
            <text:p text:style-name="P73"/>
            <text:p text:style-name="P14"/>
          </table:table-cell>
          <table:table-cell table:style-name="Table1.A1" office:value-type="string">
            <text:p text:style-name="P35">Now let us save the <text:span text:style-name="T75">script</text:span> using the <text:span text:style-name="T75">command</text:span> <text:s/></text:p>
            <text:p text:style-name="P54">We need lines 1, 3 to 6 and 13</text:p>
            <text:p text:style-name="P67">Type</text:p>
            <text:p text:style-name="P77"><text:span text:style-name="T70">%save show_included.py 1 3-</text:span><text:span text:style-name="T71">6</text:span><text:span text:style-name="T70"> 1</text:span><text:span text:style-name="T72">3</text:span><text:span text:style-name="T67"> </text:span><text:span text:style-name="T1">and press</text:span><text:span text:style-name="T61"> Enter</text:span></text:p>
          </table:table-cell>
        </table:table-row>
        <table:table-row table:style-name="Table1.1">
          <table:table-cell table:style-name="Table1.A1" office:value-type="string">
            <text:p text:style-name="P41">[IPython Terminal]</text:p>
            <text:p text:style-name="P79">Type</text:p>
            <text:p text:style-name="P73"/>
            <text:p text:style-name="P83"><text:soft-page-break/>%run -i show_included.py</text:p>
            <text:p text:style-name="P5"><text:span text:style-name="T1">Press</text:span><text:span text:style-name="T61"> Enter</text:span></text:p>
          </table:table-cell>
          <table:table-cell table:style-name="Table1.A1" office:value-type="string">
            <text:p text:style-name="P35">To now run the script type</text:p>
            <text:p text:style-name="P46"/>
            <text:p text:style-name="P85">%run -i show_included.py</text:p>
            <text:p text:style-name="P73"><text:soft-page-break/></text:p>
            <text:p text:style-name="P5">Then p<text:span text:style-name="T1">ress</text:span><text:span text:style-name="T61"> Enter</text:span></text:p>
          </table:table-cell>
        </table:table-row>
        <table:table-row table:style-name="Table1.1"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10">We get the desired plot.</text:p>
          </table:table-cell>
        </table:table-row>
        <table:table-row table:style-name="Table1.1">
          <table:table-cell table:style-name="Table1.A1" office:value-type="string">
            <text:p text:style-name="P42">[IPython Terminal]</text:p>
            <text:p text:style-name="P65"><text:span text:style-name="T19">Go to the previous command. </text:span>M<text:span text:style-name="T19">odify it by removing </text:span>‘<text:span text:style-name="T19">-i</text:span>’<text:span text:style-name="T19"> in the command to, </text:span><text:span text:style-name="T37"><text:s/></text:span><text:span text:style-name="T5">%run show_included.py</text:span></text:p>
            <text:p text:style-name="P46"/>
            <text:p text:style-name="P46"><text:span text:style-name="T19">and Press</text:span><text:span text:style-name="T37"> Enter</text:span></text:p>
          </table:table-cell>
          <table:table-cell table:style-name="Table1.A1" office:value-type="string">
            <text:p text:style-name="P51"><text:span text:style-name="T19">Go to the previous command. </text:span>M<text:span text:style-name="T19">odify it by removing </text:span>‘<text:span text:style-name="T19">-i</text:span>’<text:span text:style-name="T19"> in the command to, </text:span><text:span text:style-name="T37"><text:s/></text:span></text:p>
            <text:p text:style-name="P64">%run show_included.py</text:p>
            <text:p text:style-name="P35">We see that it raises a <text:span text:style-name="T75">NameError</text:span> saying that the name <text:span text:style-name="T94">linspace</text:span> is not found.</text:p>
            <text:p text:style-name="P58"/>
          </table:table-cell>
        </table:table-row>
        <table:table-row table:style-name="Table1.1">
          <table:table-cell table:style-name="Table1.A1" office:value-type="string">
            <text:p text:style-name="P10">Show Slide </text:p>
            <text:p text:style-name="P10">Summary </text:p>
          </table:table-cell>
          <table:table-cell table:style-name="Table1.A1" office:value-type="string">
            <text:p text:style-name="P10">This brings us to the end of this tutorial. In this tutorial,we have learnt to,</text:p>
            <text:list xml:id="list6412750391399949315" text:style-name="WWNum6">
              <text:list-item>
                <text:p text:style-name="P97"><text:span text:style-name="T19">Retrieve the </text:span><text:span text:style-name="T38">history</text:span><text:span text:style-name="T19"> using <text:s/></text:span><text:span text:style-name="T37">%</text:span><text:span text:style-name="T38">history</text:span><text:span text:style-name="T19"> command.</text:span></text:p>
                <text:p text:style-name="P100"/>
              </text:list-item>
              <text:list-item>
                <text:p text:style-name="P97"><text:span text:style-name="T19">View only a part of </text:span><text:span text:style-name="T38">history</text:span><text:span text:style-name="T19"> by passing argument to</text:span><text:span text:style-name="T37"> %</text:span><text:span text:style-name="T38">history</text:span><text:span text:style-name="T19"> command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0">Show Slide </text:p>
            <text:p text:style-name="P10">Summary </text:p>
          </table:table-cell>
          <table:table-cell table:style-name="Table1.A1" office:value-type="string">
            <text:p text:style-name="P46"/>
            <text:list xml:id="list151241780157486" text:continue-numbering="true" text:style-name="WWNum6">
              <text:list-item>
                <text:p text:style-name="P99">Save the required lines of code in required order using '<text:span text:style-name="T75">%save</text:span>' command.</text:p>
                <text:p text:style-name="P100"/>
              </text:list-item>
              <text:list-item>
                <text:p text:style-name="P102"><text:span text:style-name="T19">Use '</text:span><text:span text:style-name="T38">%run -i</text:span><text:span text:style-name="T19">' command to run </text:span>a<text:span text:style-name="T19"> saved script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0">Show Slide </text:p>
            <text:p text:style-name="P10">Self assessment 1</text:p>
          </table:table-cell>
          <table:table-cell table:style-name="Table1.A1" office:value-type="string">
            <text:list xml:id="list2132583560004214903" text:style-name="WWNum10">
              <text:list-item>
                <text:p text:style-name="P106">How do you save the <text:span text:style-name="T82">command </text:span>lines 2 3 4 5 7 9 10 11</text:p>
              </text:list-item>
            </text:list>
            <text:list xml:id="list8402557892657057387" text:style-name="WWNum2">
              <text:list-item>
                <text:list>
                  <text:list-item>
                    <text:p text:style-name="P110">%save &lt;<text:bookmark-start text:name="__DdeLink__1630_1962639665"/>file<text:span text:style-name="T106">name</text:span><text:bookmark-end text:name="__DdeLink__1630_1962639665"/>&gt; 2-5 7 9-11</text:p>
                  </text:list-item>
                  <text:list-item>
                    <text:p text:style-name="P111"><text:span text:style-name="T55">%save &lt;file</text:span><text:span text:style-name="T56">name</text:span><text:span text:style-name="T84">&gt;</text:span><text:span text:style-name="T55"> 2-11</text:span></text:p>
                  </text:list-item>
                  <text:list-item>
                    <text:p text:style-name="P110">%save &lt;file<text:span text:style-name="T106">name</text:span>&gt;</text:p>
                  </text:list-item>
                  <text:list-item>
                    <text:p text:style-name="P113">%save 2-5 7 9-11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Show Slide </text:p>
            <text:p text:style-name="P5">Self assessment 2</text:p>
          </table:table-cell>
          <table:table-cell table:style-name="Table1.A1" office:value-type="string">
            <text:list xml:id="list5566309399531215486" text:style-name="WWNum7">
              <text:list-item>
                <text:p text:style-name="P103">Which is the command to run <text:span text:style-name="T103">the</text:span> script?</text:p>
              </text:list-item>
            </text:list>
            <text:list xml:id="list501021845067472870" text:style-name="WWNum1">
              <text:list-item>
                <text:list>
                  <text:list-item>
                    <text:p text:style-name="P112">%execute &lt;script name&gt;</text:p>
                  </text:list-item>
                  <text:list-item>
                    <text:p text:style-name="P112">%run -i &lt;script name&gt; </text:p>
                  </text:list-item>
                  <text:list-item>
                    <text:p text:style-name="P112">%run &lt;script name&gt; </text:p>
                  </text:list-item>
                  <text:list-item>
                    <text:p text:style-name="P114"><text:span text:style-name="T75">%execute -i &lt;script name&gt;</text:span> 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0">Show Slide </text:p>
            <text:p text:style-name="P10">Solution for the self assessment questions</text:p>
          </table:table-cell>
          <table:table-cell table:style-name="Table1.A1" office:value-type="string">
            <text:p text:style-name="P10">And the answers,</text:p>
            <text:list xml:id="list6879657440152888430" text:style-name="WWNum13">
              <text:list-item>
                <text:p text:style-name="P107"><text:span text:style-name="T33">T</text:span><text:span text:style-name="T19">o save the commands</text:span> 2 3 4 5 7 9 10 11, <text:span text:style-name="T88">we issue the </text:span><text:span text:style-name="T77">command</text:span><text:span text:style-name="T75"> </text:span><text:span text:style-name="T98">%save &lt;file</text:span><text:span text:style-name="T99">name</text:span><text:span text:style-name="T98">&gt; 2-5 7 9-11</text:span></text:p>
                <text:p text:style-name="P108"><text:s/></text:p>
              </text:list-item>
              <text:list-item>
                <text:p text:style-name="P109">T<text:span text:style-name="T89">o run the script we use</text:span> <text:span text:style-name="T97">%run -i &lt;scriptname&gt;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94">Show Slide</text:p>
            <text:p text:style-name="P94"><text:soft-page-break/>Forum</text:p>
          </table:table-cell>
          <table:table-cell table:style-name="Table1.A1" office:value-type="string">
            <text:p text:style-name="P95">Please post your timed queries in this forum.</text:p>
          </table:table-cell>
        </table:table-row>
        <table:table-row table:style-name="Table1.1">
          <table:table-cell table:style-name="Table1.A1" office:value-type="string">
            <text:p text:style-name="P94">Show Slide</text:p>
            <text:p text:style-name="P94">Fossee Forum</text:p>
          </table:table-cell>
          <table:table-cell table:style-name="Table1.A1" office:value-type="string">
            <text:p text:style-name="P95">Please post your general queries on Python in this forum.</text:p>
          </table:table-cell>
        </table:table-row>
        <table:table-row table:style-name="Table1.1">
          <table:table-cell table:style-name="Table1.A1" office:value-type="string">
            <text:p text:style-name="P94">Show Slide</text:p>
            <text:p text:style-name="P94">Textbook Companion</text:p>
          </table:table-cell>
          <table:table-cell table:style-name="Table1.A1" office:value-type="string">
            <text:p text:style-name="P95">FOSSEE team coordinates the TBC project.</text:p>
          </table:table-cell>
        </table:table-row>
        <table:table-row table:style-name="Table1.1">
          <table:table-cell table:style-name="Table1.A5" office:value-type="string">
            <text:p text:style-name="P94">Show Slide</text:p>
            <text:p text:style-name="P94">Acknowledgment</text:p>
            <text:p text:style-name="P94">http://spoken-tutorial.org</text:p>
          </table:table-cell>
          <table:table-cell table:style-name="Table1.A5" office:value-type="string">
            <text:p text:style-name="P95">Spoken Tutorial Project is funded by NMEICT, MHRD, Govt. of India.</text:p>
            <text:p text:style-name="P95">For more details, visit this website.</text:p>
          </table:table-cell>
        </table:table-row>
        <table:table-row table:style-name="Table1.1">
          <table:table-cell table:style-name="Table1.A1" office:value-type="string">
            <text:p text:style-name="P94">Previous slide</text:p>
          </table:table-cell>
          <table:table-cell table:style-name="Table1.A1" office:value-type="string">
            <text:p text:style-name="P95">This is _________ from IIT Bombay (or FOSSEE, if you wish) signing off.</text:p>
            <text:p text:style-name="P95">Thank you.</text:p>
          </table:table-cell>
        </table:table-row>
      </table:table>
      <text:p text:style-name="P72"/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true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212cm" style:contextual-spacing="true" fo:line-height="100%" fo:keep-with-next="always"/>
      <style:text-properties fo:font-variant="normal" fo:text-transform="none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212cm" style:contextual-spacing="true" fo:line-height="100%" fo:keep-with-next="always"/>
      <style:text-properties fo:font-variant="normal" fo:text-transform="none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106cm" style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106cm" style:contextual-spacing="tru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style:contextual-spacing="tru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style:contextual-spacing="tru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106cm" style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2" style:font-family-asian="'Times New Roman'" style:font-family-generic-asian="system" style:font-pitch-asian="variable" style:font-size-asian="10pt" style:font-style-asian="normal" style:font-weight-asian="normal" style:font-name-complex="Times New Roman2" style:font-family-complex="'Times New Roman'" style:font-family-generic-complex="system" style:font-pitch-complex="variable" style:font-size-complex="10pt"/>
    </style:style>
    <style:style style:name="ListLabel_20_3" style:display-name="ListLabel 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margin-left="1.247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margin-left="2.494cm"/>
        </style:list-level-properties>
      </text:list-level-style-number>
      <text:list-level-style-number text:level="3" text:style-name="ListLabel_20_2" style:num-suffix="." style:num-format="1">
        <style:list-level-properties text:list-level-position-and-space-mode="label-alignment">
          <style:list-level-label-alignment text:label-followed-by="listtab" fo:margin-left="3.741cm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margin-left="4.988cm"/>
        </style:list-level-properties>
      </text:list-level-style-number>
      <text:list-level-style-number text:level="5" text:style-name="ListLabel_20_2" style:num-suffix="." style:num-format="1">
        <style:list-level-properties text:list-level-position-and-space-mode="label-alignment">
          <style:list-level-label-alignment text:label-followed-by="listtab" fo:margin-left="6.235cm"/>
        </style:list-level-properties>
      </text:list-level-style-number>
      <text:list-level-style-number text:level="6" text:style-name="ListLabel_20_2" style:num-suffix="." style:num-format="1">
        <style:list-level-properties text:list-level-position-and-space-mode="label-alignment">
          <style:list-level-label-alignment text:label-followed-by="listtab" fo:margin-left="7.482cm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margin-left="8.729cm"/>
        </style:list-level-properties>
      </text:list-level-style-number>
      <text:list-level-style-number text:level="8" text:style-name="ListLabel_20_2" style:num-suffix="." style:num-format="1">
        <style:list-level-properties text:list-level-position-and-space-mode="label-alignment">
          <style:list-level-label-alignment text:label-followed-by="listtab" fo:margin-left="9.977cm"/>
        </style:list-level-properties>
      </text:list-level-style-number>
      <text:list-level-style-number text:level="9" text:style-name="ListLabel_20_2" style:num-suffix="." style:num-format="1">
        <style:list-level-properties text:list-level-position-and-space-mode="label-alignment">
          <style:list-level-label-alignment text:label-followed-by="listtab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margin-left="1.247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margin-left="2.494cm"/>
        </style:list-level-properties>
      </text:list-level-style-number>
      <text:list-level-style-number text:level="3" text:style-name="ListLabel_20_2" style:num-suffix="." style:num-format="1">
        <style:list-level-properties text:list-level-position-and-space-mode="label-alignment">
          <style:list-level-label-alignment text:label-followed-by="listtab" fo:margin-left="3.741cm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margin-left="4.988cm"/>
        </style:list-level-properties>
      </text:list-level-style-number>
      <text:list-level-style-number text:level="5" text:style-name="ListLabel_20_2" style:num-suffix="." style:num-format="1">
        <style:list-level-properties text:list-level-position-and-space-mode="label-alignment">
          <style:list-level-label-alignment text:label-followed-by="listtab" fo:margin-left="6.235cm"/>
        </style:list-level-properties>
      </text:list-level-style-number>
      <text:list-level-style-number text:level="6" text:style-name="ListLabel_20_2" style:num-suffix="." style:num-format="1">
        <style:list-level-properties text:list-level-position-and-space-mode="label-alignment">
          <style:list-level-label-alignment text:label-followed-by="listtab" fo:margin-left="7.482cm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margin-left="8.729cm"/>
        </style:list-level-properties>
      </text:list-level-style-number>
      <text:list-level-style-number text:level="8" text:style-name="ListLabel_20_2" style:num-suffix="." style:num-format="1">
        <style:list-level-properties text:list-level-position-and-space-mode="label-alignment">
          <style:list-level-label-alignment text:label-followed-by="listtab" fo:margin-left="9.977cm"/>
        </style:list-level-properties>
      </text:list-level-style-number>
      <text:list-level-style-number text:level="9" text:style-name="ListLabel_20_2" style:num-suffix="." style:num-format="1">
        <style:list-level-properties text:list-level-position-and-space-mode="label-alignment">
          <style:list-level-label-alignment text:label-followed-by="listtab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Times New Roman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Times New Roman1"/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Times New Roman1"/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Times New Roman1"/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Times New Roman1"/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Times New Roman1"/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Times New Roman1"/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Times New Roman1"/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3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3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3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3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2-15T15:12:40.886010648</dc:date>
    <meta:editing-duration>PT5H41M24S</meta:editing-duration>
    <meta:editing-cycles>278</meta:editing-cycles>
    <meta:document-statistic meta:table-count="1" meta:image-count="0" meta:object-count="0" meta:page-count="6" meta:paragraph-count="204" meta:word-count="1196" meta:character-count="6772" meta:non-whitespace-character-count="5747"/>
  </office:meta>
</office:document-meta>
</file>